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ALTENA EIR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3193572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259942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ONZALES ACUÑA ERICA KARI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39459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259942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5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10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1/10/2021</text:p>
          </table:table-cell>
          <table:table-cell table:style-name="Tabla2.A3" office:value-type="string">
            <text:p text:style-name="P22">8874509</text:p>
          </table:table-cell>
          <table:table-cell table:style-name="Tabla2.D3" office:value-type="string">
            <text:p text:style-name="P23">10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1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1T21:41:1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